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Code Section Comment Patterns for Precise Code Modification</text:p>
      <text:p text:style-name="Preformatted_20_Text"/>
      <text:p text:style-name="Preformatted_20_Text">This document outlines three distinct code section comment pattern systems designed to make code maintenance more efficient, especially when using LLMs to assist with code modifications.</text:p>
      <text:p text:style-name="Preformatted_20_Text"/>
      <text:p text:style-name="Preformatted_20_Text">## Purpose</text:p>
      <text:p text:style-name="Preformatted_20_Text"/>
      <text:p text:style-name="Preformatted_20_Text">These patterns allow you to:</text:p>
      <text:p text:style-name="Preformatted_20_Text">- Precisely identify code sections for modification</text:p>
      <text:p text:style-name="Preformatted_20_Text">- Enable targeted keyword searches in large codebases</text:p>
      <text:p text:style-name="Preformatted_20_Text">- Minimize token usage when requesting changes from LLMs</text:p>
      <text:p text:style-name="Preformatted_20_Text">- Visually distinguish different types of code sections</text:p>
      <text:p text:style-name="Preformatted_20_Text"/>
      <text:p text:style-name="Preformatted_20_Text">## Pattern 1: Alert/Siren Style</text:p>
      <text:p text:style-name="Preformatted_20_Text"/>
      <text:p text:style-name="Preformatted_20_Text">This pattern uses alert-like emojis for high visibility.</text:p>
      <text:p text:style-name="Preformatted_20_Text"/>
      <text:p text:style-name="Preformatted_20_Text">### Syntax</text:p>
      <text:p text:style-name="Preformatted_20_Text"/>
      <text:p text:style-name="Preformatted_20_Text">```javascript</text:p>
      <text:p text:style-name="Preformatted_20_Text">// 🚨 START: [section name] 🚨</text:p>
      <text:p text:style-name="Preformatted_20_Text">// Your code here</text:p>
      <text:p text:style-name="Preformatted_20_Text">// 🛑 END: [section name] 🛑</text:p>
      <text:p text:style-name="Preformatted_20_Text">```</text:p>
      <text:p text:style-name="Preformatted_20_Text"/>
      <text:p text:style-name="Preformatted_20_Text">### Examples</text:p>
      <text:p text:style-name="Preformatted_20_Text"/>
      <text:p text:style-name="Preformatted_20_Text">```javascript</text:p>
      <text:p text:style-name="Preformatted_20_Text">// 🚨 START: Event handler registration 🚨</text:p>
      <text:p text:style-name="Preformatted_20_Text">document.addEventListener('click', handleClick);</text:p>
      <text:p text:style-name="Preformatted_20_Text">window.addEventListener('load', initialize);</text:p>
      <text:p text:style-name="Preformatted_20_Text">// 🛑 END: Event handler registration 🛑</text:p>
      <text:p text:style-name="Preformatted_20_Text"/>
      <text:p text:style-name="Preformatted_20_Text">// 🚨 START: Error handling logic 🚨</text:p>
      <text:p text:style-name="Preformatted_20_Text">try {</text:p>
      <text:p text:style-name="Preformatted_20_Text"><text:s text:c="2"/>processData(rawInput);</text:p>
      <text:p text:style-name="Preformatted_20_Text">} catch (error) {</text:p>
      <text:p text:style-name="Preformatted_20_Text"><text:s text:c="2"/>logError(error);</text:p>
      <text:p text:style-name="Preformatted_20_Text"><text:s text:c="2"/>showUserFriendlyMessage();</text:p>
      <text:p text:style-name="Preformatted_20_Text">}</text:p>
      <text:p text:style-name="Preformatted_20_Text">// 🛑 END: Error handling logic 🛑</text:p>
      <text:p text:style-name="Preformatted_20_Text">```</text:p>
      <text:p text:style-name="Preformatted_20_Text"/>
      <text:p text:style-name="Preformatted_20_Text">### LLM Query Format</text:p>
      <text:p text:style-name="Preformatted_20_Text"/>
      <text:p text:style-name="Preformatted_20_Text">"Replace all code between 🚨 START: Error handling logic 🚨 and 🛑 END: Error handling logic 🛑 with: [new code]"</text:p>
      <text:p text:style-name="Preformatted_20_Text"/>
      <text:p text:style-name="Preformatted_20_Text">## Pattern 2: Color-Based Style</text:p>
      <text:p text:style-name="Preformatted_20_Text"/>
      <text:p text:style-name="Preformatted_20_Text">This pattern uses colored shapes to visually categorize different types of code sections.</text:p>
      <text:p text:style-name="Preformatted_20_Text"/>
      <text:p text:style-name="Preformatted_20_Text">### Syntax</text:p>
      <text:p text:style-name="Preformatted_20_Text"/>
      <text:p text:style-name="Preformatted_20_Text">For primary functionality:</text:p>
      <text:p text:style-name="Preformatted_20_Text">```javascript</text:p>
      <text:p text:style-name="Preformatted_20_Text">// 🟢 START: [section name] 🟢</text:p>
      <text:p text:style-name="Preformatted_20_Text">// Your code here</text:p>
      <text:p text:style-name="Preformatted_20_Text">// 🔴 END: [section name] 🔴</text:p>
      <text:p text:style-name="Preformatted_20_Text">```</text:p>
      <text:p text:style-name="Preformatted_20_Text"/>
      <text:p text:style-name="Preformatted_20_Text">For configuration:</text:p>
      <text:p text:style-name="Preformatted_20_Text"><text:soft-page-break/>```javascript</text:p>
      <text:p text:style-name="Preformatted_20_Text">// 🟦 START: [section name] 🟦</text:p>
      <text:p text:style-name="Preformatted_20_Text">// Your code here</text:p>
      <text:p text:style-name="Preformatted_20_Text">// 🟧 END: [section name] 🟧</text:p>
      <text:p text:style-name="Preformatted_20_Text">```</text:p>
      <text:p text:style-name="Preformatted_20_Text"/>
      <text:p text:style-name="Preformatted_20_Text">For utilities:</text:p>
      <text:p text:style-name="Preformatted_20_Text">```javascript</text:p>
      <text:p text:style-name="Preformatted_20_Text">// 🟣 START: [section name] 🟣</text:p>
      <text:p text:style-name="Preformatted_20_Text">// Your code here</text:p>
      <text:p text:style-name="Preformatted_20_Text">// 🟡 END: [section name] 🟡</text:p>
      <text:p text:style-name="Preformatted_20_Text">```</text:p>
      <text:p text:style-name="Preformatted_20_Text"/>
      <text:p text:style-name="Preformatted_20_Text">### Examples</text:p>
      <text:p text:style-name="Preformatted_20_Text"/>
      <text:p text:style-name="Preformatted_20_Text">```javascript</text:p>
      <text:p text:style-name="Preformatted_20_Text">// 🟢 START: Core event bus implementation 🟢</text:p>
      <text:p text:style-name="Preformatted_20_Text">class EventBus {</text:p>
      <text:p text:style-name="Preformatted_20_Text"><text:s text:c="2"/>constructor() {</text:p>
      <text:p text:style-name="Preformatted_20_Text"><text:s text:c="4"/>this.listeners = {};</text:p>
      <text:p text:style-name="Preformatted_20_Text"><text:s text:c="2"/>}</text:p>
      <text:p text:style-name="Preformatted_20_Text"><text:s text:c="2"/></text:p>
      <text:p text:style-name="Preformatted_20_Text"><text:s text:c="2"/>on(event, callback) {</text:p>
      <text:p text:style-name="Preformatted_20_Text"><text:s text:c="4"/>// Implementation</text:p>
      <text:p text:style-name="Preformatted_20_Text"><text:s text:c="2"/>}</text:p>
      <text:p text:style-name="Preformatted_20_Text"><text:s text:c="2"/></text:p>
      <text:p text:style-name="Preformatted_20_Text"><text:s text:c="2"/>emit(event, data) {</text:p>
      <text:p text:style-name="Preformatted_20_Text"><text:s text:c="4"/>// Implementation</text:p>
      <text:p text:style-name="Preformatted_20_Text"><text:s text:c="2"/>}</text:p>
      <text:p text:style-name="Preformatted_20_Text">}</text:p>
      <text:p text:style-name="Preformatted_20_Text">// 🔴 END: Core event bus implementation 🔴</text:p>
      <text:p text:style-name="Preformatted_20_Text"/>
      <text:p text:style-name="Preformatted_20_Text">// 🟦 START: Event bus configuration 🟦</text:p>
      <text:p text:style-name="Preformatted_20_Text">const eventBus = new EventBus();</text:p>
      <text:p text:style-name="Preformatted_20_Text">const eventTypes = {</text:p>
      <text:p text:style-name="Preformatted_20_Text"><text:s text:c="2"/>MESSAGE: 'message',</text:p>
      <text:p text:style-name="Preformatted_20_Text"><text:s text:c="2"/>ERROR: 'error'</text:p>
      <text:p text:style-name="Preformatted_20_Text">};</text:p>
      <text:p text:style-name="Preformatted_20_Text">// 🟧 END: Event bus configuration 🟧</text:p>
      <text:p text:style-name="Preformatted_20_Text">```</text:p>
      <text:p text:style-name="Preformatted_20_Text"/>
      <text:p text:style-name="Preformatted_20_Text">### LLM Query Format</text:p>
      <text:p text:style-name="Preformatted_20_Text"/>
      <text:p text:style-name="Preformatted_20_Text">"Replace all code between 🟦 START: Event bus configuration 🟦 and 🟧 END: Event bus configuration 🟧 with: [new code]"</text:p>
      <text:p text:style-name="Preformatted_20_Text"/>
      <text:p text:style-name="Preformatted_20_Text">## Pattern 3: Symbolic/Thematic Style</text:p>
      <text:p text:style-name="Preformatted_20_Text"/>
      <text:p text:style-name="Preformatted_20_Text">This pattern uses thematically-relevant symbols for different types of code functionality.</text:p>
      <text:p text:style-name="Preformatted_20_Text"/>
      <text:p text:style-name="Preformatted_20_Text">### Syntax</text:p>
      <text:p text:style-name="Preformatted_20_Text"/>
      <text:p text:style-name="Preformatted_20_Text">For data operations:</text:p>
      <text:p text:style-name="Preformatted_20_Text">```javascript</text:p>
      <text:p text:style-name="Preformatted_20_Text">// 💾 START: [section name] 💾</text:p>
      <text:p text:style-name="Preformatted_20_Text">// Your code here</text:p>
      <text:p text:style-name="Preformatted_20_Text">// 📤 END: [section name] 📤</text:p>
      <text:p text:style-name="Preformatted_20_Text">```</text:p>
      <text:p text:style-name="Preformatted_20_Text"/>
      <text:p text:style-name="Preformatted_20_Text">For network operations:</text:p>
      <text:p text:style-name="Preformatted_20_Text">```javascript</text:p>
      <text:p text:style-name="Preformatted_20_Text">// 📡 START: [section name] 📡</text:p>
      <text:p text:style-name="Preformatted_20_Text">// Your code here</text:p>
      <text:p text:style-name="Preformatted_20_Text"><text:soft-page-break/>// 🔌 END: [section name] 🔌</text:p>
      <text:p text:style-name="Preformatted_20_Text">```</text:p>
      <text:p text:style-name="Preformatted_20_Text"/>
      <text:p text:style-name="Preformatted_20_Text">For UI components:</text:p>
      <text:p text:style-name="Preformatted_20_Text">```javascript</text:p>
      <text:p text:style-name="Preformatted_20_Text">// 🖼️ START: [section name] 🖼️</text:p>
      <text:p text:style-name="Preformatted_20_Text">// Your code here</text:p>
      <text:p text:style-name="Preformatted_20_Text">// 🎨 END: [section name] 🎨</text:p>
      <text:p text:style-name="Preformatted_20_Text">```</text:p>
      <text:p text:style-name="Preformatted_20_Text"/>
      <text:p text:style-name="Preformatted_20_Text">### Examples</text:p>
      <text:p text:style-name="Preformatted_20_Text"/>
      <text:p text:style-name="Preformatted_20_Text">```javascript</text:p>
      <text:p text:style-name="Preformatted_20_Text">// 💾 START: User data persistence 💾</text:p>
      <text:p text:style-name="Preformatted_20_Text">function saveUserPreferences(preferences) {</text:p>
      <text:p text:style-name="Preformatted_20_Text"><text:s text:c="2"/>localStorage.setItem('userPrefs', JSON.stringify(preferences));</text:p>
      <text:p text:style-name="Preformatted_20_Text">}</text:p>
      <text:p text:style-name="Preformatted_20_Text"/>
      <text:p text:style-name="Preformatted_20_Text">function loadUserPreferences() {</text:p>
      <text:p text:style-name="Preformatted_20_Text"><text:s text:c="2"/>return JSON.parse(localStorage.getItem('userPrefs') || '{}');</text:p>
      <text:p text:style-name="Preformatted_20_Text">}</text:p>
      <text:p text:style-name="Preformatted_20_Text">// 📤 END: User data persistence 📤</text:p>
      <text:p text:style-name="Preformatted_20_Text"/>
      <text:p text:style-name="Preformatted_20_Text">// 📡 START: API client implementation 📡</text:p>
      <text:p text:style-name="Preformatted_20_Text">async function fetchUserData(userId) {</text:p>
      <text:p text:style-name="Preformatted_20_Text"><text:s text:c="2"/>const response = await fetch(`/api/users/${userId}`);</text:p>
      <text:p text:style-name="Preformatted_20_Text"><text:s text:c="2"/>return response.json();</text:p>
      <text:p text:style-name="Preformatted_20_Text">}</text:p>
      <text:p text:style-name="Preformatted_20_Text">// 🔌 END: API client implementation 🔌</text:p>
      <text:p text:style-name="Preformatted_20_Text">```</text:p>
      <text:p text:style-name="Preformatted_20_Text"/>
      <text:p text:style-name="Preformatted_20_Text">### LLM Query Format</text:p>
      <text:p text:style-name="Preformatted_20_Text"/>
      <text:p text:style-name="Preformatted_20_Text">"Replace all code between 📡 START: API client implementation 📡 and 🔌 END: API client implementation 🔌 with: [new code]"</text:p>
      <text:p text:style-name="Preformatted_20_Text"/>
      <text:p text:style-name="Preformatted_20_Text">## Usage Best Practices</text:p>
      <text:p text:style-name="Preformatted_20_Text"/>
      <text:p text:style-name="Preformatted_20_Text">1. **Be consistent**: Choose one pattern system and stick to it throughout your project</text:p>
      <text:p text:style-name="Preformatted_20_Text">2. **Use unique section names**: Make each section name descriptive and unique</text:p>
      <text:p text:style-name="Preformatted_20_Text">3. **Nest appropriately**: You can nest sections but ensure proper hierarchy</text:p>
      <text:p text:style-name="Preformatted_20_Text">4. **Avoid too many sections**: Don't over-fragment your code; focus on logical units</text:p>
      <text:p text:style-name="Preformatted_20_Text">5. **Include in code style guide**: Document your chosen pattern in your project's style guide</text:p>
      <text:p text:style-name="Preformatted_20_Text"/>
      <text:p text:style-name="Preformatted_20_Text">## Integration with Development Workflow</text:p>
      <text:p text:style-name="Preformatted_20_Text"/>
      <text:p text:style-name="Preformatted_20_Text">- Add these patterns during the initial development or refactoring</text:p>
      <text:p text:style-name="Preformatted_20_Text">- Create snippets in your IDE for quick insertion of comment patterns</text:p>
      <text:p text:style-name="Preformatted_20_Text">- Consider automatic folding in editors that support code folding by comments</text:p>
      <text:p text:style-name="Preformatted_20_Text">- Document the pattern system in your project's README or contributing guidelin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3" meta:paragraph-count="132" meta:word-count="635" meta:character-count="4056" meta:non-whitespace-character-count="3505"/>
    <meta:generator>LibreOffice/24.2.7.2$Linux_X86_64 LibreOffice_project/420$Build-2</meta:generator>
  </office:meta>
</office:document-meta>
</file>